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P3" style:family="paragraph" style:parent-style-name="Heading_20_1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able1" style:family="table">
      <style:table-properties table:align="left" style:width="16.219cm" fo:margin-left="0.176cm"/>
    </style:style>
    <style:style style:name="Column1" style:family="table-column">
      <style:table-column-properties style:column-width="2.381cm"/>
    </style:style>
    <style:style style:name="Column2" style:family="table-column">
      <style:table-column-properties style:column-width="1.667cm"/>
    </style:style>
    <style:style style:name="Column3" style:family="table-column">
      <style:table-column-properties style:column-width="3.149cm"/>
    </style:style>
    <style:style style:name="Column4" style:family="table-column">
      <style:table-column-properties style:column-width="3.175cm"/>
    </style:style>
    <style:style style:name="Column5" style:family="table-column">
      <style:table-column-properties style:column-width="1.693cm"/>
    </style:style>
    <style:style style:name="Column6" style:family="table-column">
      <style:table-column-properties style:column-width="4.154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Row2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_1" style:family="text"/>
    <style:style style:name="T12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_1" style:family="text"/>
    <style:style style:name="T13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_1" style:family="text"/>
    <style:style style:name="T1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_4" style:family="text"/>
    <style:style style:name="T1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14_6" style:family="text"/>
    <style:style style:name="T14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_1" style:family="text"/>
    <style:style style:name="T15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_1" style:family="text"/>
    <style:style style:name="T1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6_3" style:family="text"/>
    <style:style style:name="T16_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16_5" style:family="text"/>
    <style:style style:name="T16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3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_1" style:family="text"/>
    <style:style style:name="T1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_1" style:family="text"/>
    <style:style style:name="T19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_1" style:family="text"/>
    <style:style style:name="T20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_1" style:family="text"/>
    <style:style style:name="T2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4_1" style:family="text"/>
    <style:style style:name="T2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5_1" style:family="text"/>
    <style:style style:name="T25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7_1" style:family="text"/>
    <style:style style:name="T27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_1" style:family="text"/>
    <style:style style:name="T2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28_3" style:family="text"/>
    <style:style style:name="T28_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28_5" style:family="text"/>
    <style:style style:name="T28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5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_1" style:family="text"/>
    <style:style style:name="T30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/>
    <style:style style:name="T3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_1" style:family="text"/>
    <style:style style:name="T32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_1" style:family="text"/>
    <style:style style:name="T33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9" style:family="text"/>
    <style:style style:name="T34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4_11" style:family="text"/>
    <style:style style:name="T34_1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34_13" style:family="text"/>
    <style:style style:name="T34_1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34_15" style:family="text"/>
    <style:style style:name="T34_1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/>
    <style:style style:name="T3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/>
    <style:style style:name="T37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/>
    <style:style style:name="T3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/>
    <style:style style:name="T39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0_13" style:family="text"/>
    <style:style style:name="T40_1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40_15" style:family="text"/>
    <style:style style:name="T40_1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40_17" style:family="text"/>
    <style:style style:name="T40_18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7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/>
    <style:style style:name="T42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/>
    <style:style style:name="T43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_1" style:family="text"/>
    <style:style style:name="T4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/>
    <style:style style:name="T45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3" style:family="text"/>
    <style:style style:name="T4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6_5" style:family="text"/>
    <style:style style:name="T46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8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8_1" style:family="text"/>
    <style:style style:name="T4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9_1" style:family="text"/>
    <style:style style:name="T49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4" style:family="text"/>
    <style:style style:name="T4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6" style:family="text"/>
    <style:style style:name="T49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_1" style:family="text"/>
    <style:style style:name="T5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_1" style:family="text"/>
    <style:style style:name="T5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5_1" style:family="text"/>
    <style:style style:name="T55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5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5_4" style:family="text"/>
    <style:style style:name="T5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5_6" style:family="text"/>
    <style:style style:name="T55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55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5_9" style:family="text"/>
    <style:style style:name="T55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5_11" style:family="text"/>
    <style:style style:name="T55_1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_1" style:family="text"/>
    <style:style style:name="T5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_1" style:family="text"/>
    <style:style style:name="T57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0_1" style:family="text"/>
    <style:style style:name="T60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1_1" style:family="text"/>
    <style:style style:name="T6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3_1" style:family="text"/>
    <style:style style:name="T63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6_1" style:family="text"/>
    <style:style style:name="T6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7_1" style:family="text"/>
    <style:style style:name="T67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6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7_4" style:family="text"/>
    <style:style style:name="T67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7_6" style:family="text"/>
    <style:style style:name="T67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67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7_9" style:family="text"/>
    <style:style style:name="T67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7_11" style:family="text"/>
    <style:style style:name="T67_1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67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7_14" style:family="text"/>
    <style:style style:name="T67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7_16" style:family="text"/>
    <style:style style:name="T67_1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8_1" style:family="text"/>
    <style:style style:name="T6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8_4" style:family="text"/>
    <style:style style:name="T6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68_6" style:family="text"/>
    <style:style style:name="T68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9_1" style:family="text"/>
    <style:style style:name="T69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2_1" style:family="text"/>
    <style:style style:name="T72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3_1" style:family="text"/>
    <style:style style:name="T73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3_4" style:family="text"/>
    <style:style style:name="T7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3_6" style:family="text"/>
    <style:style style:name="T73_7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4_1" style:family="text"/>
    <style:style style:name="T74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5_1" style:family="text"/>
    <style:style style:name="T75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6_1" style:family="text"/>
    <style:style style:name="T76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76_3" style:family="text"/>
    <style:style style:name="T76_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76_5" style:family="text"/>
    <style:style style:name="T76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76_7" style:family="text"/>
    <style:style style:name="T76_8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76_9" style:family="text"/>
    <style:style style:name="T76_10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76_11" style:family="text"/>
    <style:style style:name="T76_1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76_13" style:family="text"/>
    <style:style style:name="T76_1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Row13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8_1" style:family="text"/>
    <style:style style:name="T78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9_3" style:family="text"/>
    <style:style style:name="T7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79_5" style:family="text"/>
    <style:style style:name="T79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0_1" style:family="text"/>
    <style:style style:name="T80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80_3" style:family="text"/>
    <style:style style:name="T80_4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T80_5" style:family="text"/>
    <style:style style:name="T80_6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1_1" style:family="text"/>
    <style:style style:name="T81_2" style:family="text">
      <style:text-properties style:text-line-through-style="none" fo:font-style="normal" style:font-style-asian="normal" style:font-style-complex="normal" fo:color="#1155cc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solid" style:text-underline-color="font-color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3" style:family="paragraph" style:parent-style-name="Heading_20_1">
      <style:paragraph-properties fo:break-before="auto" style:writing-mode="lr-tb"/>
    </style:style>
    <style:style style:name="T83_1" style:family="text"/>
    <style:style style:name="T83_2" style:family="text"/>
    <style:style style:name="T83_3" style:family="text"/>
    <style:style style:name="P84" style:family="paragraph" style:parent-style-name="Standard">
      <style:paragraph-properties fo:break-before="auto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P85" style:family="paragraph" style:parent-style-name="Heading_20_2">
      <style:paragraph-properties fo:break-before="auto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Heading_20_3">
      <style:paragraph-properties fo:break-before="auto" style:writing-mode="lr-tb"/>
    </style:style>
    <style:style style:name="T86_1" style:family="text"/>
    <style:style style:name="P87" style:family="paragraph" style:parent-style-name="Standard">
      <style:paragraph-properties fo:break-before="auto" style:writing-mode="lr-tb"/>
    </style:style>
    <style:style style:name="T87_1" style:family="text"/>
    <style:style style:name="T87_2" style:family="text">
      <style:text-properties fo:color="#1155cc" style:text-underline-style="solid" style:text-underline-color="font-color"/>
    </style:style>
    <style:style style:name="T87_3" style:family="text"/>
    <style:style style:name="T87_4" style:family="text">
      <style:text-properties fo:color="#1155cc" style:text-underline-style="solid" style:text-underline-color="font-color"/>
    </style:style>
    <style:style style:name="T87_5" style:family="text"/>
    <style:style style:name="T87_6" style:family="text">
      <style:text-properties fo:color="#1155cc" style:text-underline-style="solid" style:text-underline-color="font-color"/>
    </style:style>
    <style:style style:name="T87_7" style:family="text"/>
    <style:style style:name="T87_8" style:family="text">
      <style:text-properties fo:color="#1155cc" style:text-underline-style="solid" style:text-underline-color="font-color"/>
    </style:style>
    <style:style style:name="T87_9" style:family="text"/>
    <style:style style:name="T87_10" style:family="text">
      <style:text-properties fo:color="#1155cc" style:text-underline-style="solid" style:text-underline-color="font-color"/>
    </style:style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P88" style:family="paragraph" style:parent-style-name="Heading_20_3">
      <style:paragraph-properties fo:break-before="auto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P89" style:family="paragraph" style:parent-style-name="Standard">
      <style:paragraph-properties fo:break-before="auto" style:writing-mode="lr-tb"/>
    </style:style>
    <style:style style:name="T89_1" style:family="text"/>
    <style:style style:name="T89_2" style:family="text">
      <style:text-properties fo:color="#1155cc" style:text-underline-style="solid" style:text-underline-color="font-color"/>
    </style:style>
    <style:style style:name="T89_3" style:family="text"/>
    <style:style style:name="T89_4" style:family="text">
      <style:text-properties fo:color="#1155cc" style:text-underline-style="solid" style:text-underline-color="font-color"/>
    </style:style>
    <style:style style:name="T89_5" style:family="text"/>
    <style:style style:name="T89_6" style:family="text">
      <style:text-properties fo:color="#1155cc" style:text-underline-style="solid" style:text-underline-color="font-color"/>
    </style:style>
    <style:style style:name="T89_7" style:family="text"/>
    <style:style style:name="T89_8" style:family="text">
      <style:text-properties fo:color="#1155cc" style:text-underline-style="solid" style:text-underline-color="font-color"/>
    </style:style>
    <style:style style:name="T89_9" style:family="text"/>
    <style:style style:name="T89_10" style:family="text">
      <style:text-properties fo:color="#1155cc" style:text-underline-style="solid" style:text-underline-color="font-color"/>
    </style:style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P90" style:family="paragraph" style:parent-style-name="Heading_20_3">
      <style:paragraph-properties fo:break-before="auto" style:writing-mode="lr-tb"/>
    </style:style>
    <style:style style:name="T90_1" style:family="text"/>
    <style:style style:name="T90_2" style:family="text"/>
    <style:style style:name="T90_3" style:family="text"/>
    <style:style style:name="P91" style:family="paragraph" style:parent-style-name="Standard">
      <style:paragraph-properties fo:break-before="auto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>
      <style:text-properties fo:color="#1155cc" style:text-underline-style="solid" style:text-underline-color="font-color"/>
    </style:style>
    <style:style style:name="T91_67" style:family="text"/>
    <style:style style:name="T91_68" style:family="text">
      <style:text-properties fo:color="#1155cc" style:text-underline-style="solid" style:text-underline-color="font-color"/>
    </style:style>
    <style:style style:name="T91_69" style:family="text"/>
    <style:style style:name="T91_70" style:family="text">
      <style:text-properties fo:color="#1155cc" style:text-underline-style="solid" style:text-underline-color="font-color"/>
    </style:style>
    <style:style style:name="T91_71" style:family="text"/>
    <style:style style:name="P92" style:family="paragraph" style:parent-style-name="Heading_20_3">
      <style:paragraph-properties fo:break-before="auto" style:writing-mode="lr-tb"/>
    </style:style>
    <style:style style:name="T92_1" style:family="text"/>
    <style:style style:name="P93" style:family="paragraph" style:parent-style-name="Standard">
      <style:paragraph-properties fo:break-before="auto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>
      <style:text-properties fo:color="#1155cc" style:text-underline-style="solid" style:text-underline-color="font-color"/>
    </style:style>
    <style:style style:name="T93_15" style:family="text"/>
    <style:style style:name="T93_16" style:family="text">
      <style:text-properties fo:color="#1155cc" style:text-underline-style="solid" style:text-underline-color="font-color"/>
    </style:style>
    <style:style style:name="T93_17" style:family="text"/>
    <style:style style:name="T93_18" style:family="text">
      <style:text-properties fo:color="#1155cc" style:text-underline-style="solid" style:text-underline-color="font-color"/>
    </style:style>
    <style:style style:name="T93_19" style:family="text"/>
    <style:style style:name="T93_20" style:family="text">
      <style:text-properties fo:color="#1155cc" style:text-underline-style="solid" style:text-underline-color="font-color"/>
    </style:style>
    <style:style style:name="T93_21" style:family="text"/>
    <style:style style:name="T93_22" style:family="text">
      <style:text-properties fo:color="#1155cc" style:text-underline-style="solid" style:text-underline-color="font-color"/>
    </style:style>
    <style:style style:name="T93_23" style:family="text"/>
    <style:style style:name="P94" style:family="paragraph" style:parent-style-name="Heading_20_3">
      <style:paragraph-properties fo:break-before="auto" style:writing-mode="lr-tb"/>
    </style:style>
    <style:style style:name="T94_1" style:family="text"/>
    <style:style style:name="T94_2" style:family="text"/>
    <style:style style:name="T94_3" style:family="text"/>
    <style:style style:name="P95" style:family="paragraph" style:parent-style-name="Standard">
      <style:paragraph-properties fo:break-before="auto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>
      <style:text-properties fo:color="#1155cc" style:text-underline-style="solid" style:text-underline-color="font-color"/>
    </style:style>
    <style:style style:name="T95_13" style:family="text"/>
    <style:style style:name="T95_14" style:family="text">
      <style:text-properties fo:color="#1155cc" style:text-underline-style="solid" style:text-underline-color="font-color"/>
    </style:style>
    <style:style style:name="T95_15" style:family="text"/>
    <style:style style:name="T95_16" style:family="text">
      <style:text-properties fo:color="#1155cc" style:text-underline-style="solid" style:text-underline-color="font-color"/>
    </style:style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P96" style:family="paragraph" style:parent-style-name="Heading_20_3">
      <style:paragraph-properties fo:break-before="auto" style:writing-mode="lr-tb"/>
    </style:style>
    <style:style style:name="T96_1" style:family="text"/>
    <style:style style:name="P97" style:family="paragraph" style:parent-style-name="Standard">
      <style:paragraph-properties fo:break-before="auto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P98" style:family="paragraph" style:parent-style-name="Heading_20_2">
      <style:paragraph-properties fo:break-before="auto" style:writing-mode="lr-tb"/>
    </style:style>
    <style:style style:name="T98_1" style:family="text"/>
    <style:style style:name="T98_2" style:family="text"/>
    <style:style style:name="T98_3" style:family="text"/>
    <style:style style:name="P99" style:family="paragraph" style:parent-style-name="Standard">
      <style:paragraph-properties fo:break-before="auto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P100" style:family="paragraph" style:parent-style-name="Heading_20_3">
      <style:paragraph-properties fo:break-before="auto" fo:margin-top="0.494cm" fo:margin-bottom="0.141cm" style:writing-mode="lr-tb"/>
    </style:style>
    <style:style style:name="T100_1" style:family="text"/>
    <style:style style:name="P101" style:family="paragraph" style:parent-style-name="Standard">
      <style:paragraph-properties fo:break-before="auto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P102" style:family="paragraph" style:parent-style-name="Heading_20_2">
      <style:paragraph-properties fo:break-before="auto" style:writing-mode="lr-tb"/>
    </style:style>
    <style:style style:name="T102_1" style:family="text"/>
    <style:style style:name="T102_2" style:family="text"/>
    <style:style style:name="T102_3" style:family="text"/>
    <style:style style:name="P103" style:family="paragraph" style:parent-style-name="Standard">
      <style:paragraph-properties fo:break-before="auto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P104" style:family="paragraph" style:parent-style-name="Heading_20_1">
      <style:paragraph-properties fo:break-before="auto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P105" style:family="paragraph" style:parent-style-name="Standard">
      <style:paragraph-properties fo:break-before="auto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</office:automatic-styles>
  <office:body>
    <office:text>
      <text:p text:style-name="P1"><text:bookmark-start text:name="h.96uyzk4inz3v"/><text:bookmark-end text:name="h.96uyzk4inz3v"/><text:span text:style-name="T1_1">API</text:span><text:span text:style-name="T1_2"><text:s/></text:span><text:span text:style-name="T1_3">Master</text:span><text:span text:style-name="T1_4"><text:s/></text:span><text:span text:style-name="T1_5">Doc</text:span></text:p>
      <text:p text:style-name="P2"><text:span text:style-name="T2_1">This</text:span><text:span text:style-name="T2_2"><text:s/></text:span><text:span text:style-name="T2_3">document</text:span><text:span text:style-name="T2_4"><text:s/></text:span><text:span text:style-name="T2_5">contains</text:span><text:span text:style-name="T2_6"><text:s/></text:span><text:span text:style-name="T2_7">a</text:span><text:span text:style-name="T2_8"><text:s/></text:span><text:span text:style-name="T2_9">collection</text:span><text:span text:style-name="T2_10"><text:s/></text:span><text:span text:style-name="T2_11">of</text:span><text:span text:style-name="T2_12"><text:s/></text:span><text:span text:style-name="T2_13">API</text:span><text:span text:style-name="T2_14"><text:s/></text:span><text:span text:style-name="T2_15">information</text:span><text:span text:style-name="T2_16"><text:s/></text:span><text:span text:style-name="T2_17">relevant</text:span><text:span text:style-name="T2_18"><text:s/></text:span><text:span text:style-name="T2_19">to</text:span><text:span text:style-name="T2_20"><text:s/></text:span><text:span text:style-name="T2_21">Fedora</text:span><text:span text:style-name="T2_22"><text:s/></text:span><text:span text:style-name="T2_23">RPG</text:span><text:span text:style-name="T2_24"><text:s/></text:span><text:span text:style-name="T2_25">development</text:span><text:span text:style-name="T2_26">.</text:span></text:p>
      <text:h text:style-name="P3" text:outline-level="10"><text:bookmark-start text:name="h.y1dkt9acohya"/><text:bookmark-end text:name="h.y1dkt9acohya"/><text:span text:style-name="T3_1">API</text:span><text:span text:style-name="T3_2"><text:s/></text:span><text:span text:style-name="T3_3">Info</text:span></text:h>
      <text:p text:style-name="P4"><text:span text:style-name="T4_1"><text:tab/><text:s/><text:tab/><text:s/><text:tab/><text:s/><text:tab/><text:s/><text:tab/><text:s/><text:tab/>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1">
          <table:table-cell table:style-name="Cell1">
            <text:p text:style-name="P5"><text:span text:style-name="T5_1">API</text:span></text:p>
          </table:table-cell>
          <table:table-cell table:style-name="Cell2">
            <text:p text:style-name="P6"><text:span text:style-name="T6_1">Type</text:span></text:p>
          </table:table-cell>
          <table:table-cell table:style-name="Cell3">
            <text:p text:style-name="P7"><text:span text:style-name="T7_1">Data</text:span><text:span text:style-name="T7_2"><text:s/></text:span><text:span text:style-name="T7_3">Feed</text:span></text:p>
          </table:table-cell>
          <table:table-cell table:style-name="Cell4">
            <text:p text:style-name="P8"><text:span text:style-name="T8_1">Authentication</text:span></text:p>
          </table:table-cell>
          <table:table-cell table:style-name="Cell5">
            <text:p text:style-name="P9"><text:span text:style-name="T9_1">Docs</text:span></text:p>
          </table:table-cell>
          <table:table-cell table:style-name="Cell6">
            <text:p text:style-name="P10"><text:span text:style-name="T10_1">Notes</text:span></text:p>
          </table:table-cell>
        </table:table-row>
        <table:table-row table:style-name="Row2">
          <table:table-cell table:style-name="Cell7">
            <text:p text:style-name="P11"><text:span text:style-name="T11_1">GitHub</text:span><text:span text:style-name="T11_2"><text:s/></text:span><text:span text:style-name="T11_3">v</text:span><text:span text:style-name="T11_4">3</text:span></text:p>
          </table:table-cell>
          <table:table-cell table:style-name="Cell8">
            <text:p text:style-name="P12"><text:span text:style-name="T12_1"><text:a xlink:type="simple" xlink:href="http://en.wikipedia.org/wiki/HTTP_Secure"><text:span text:style-name="T12_2">HTTPS</text:span></text:a></text:span></text:p>
          </table:table-cell>
          <table:table-cell table:style-name="Cell9">
            <text:p text:style-name="P13"><text:span text:style-name="T13_1"><text:a xlink:type="simple" xlink:href="http://www.json.org/"><text:span text:style-name="T13_2">JSON</text:span></text:a></text:span></text:p>
          </table:table-cell>
          <table:table-cell table:style-name="Cell10">
            <text:p text:style-name="P14"><text:span text:style-name="T14_1"><text:a xlink:type="simple" xlink:href="http://en.wikipedia.org/wiki/Basic_access_authentication"><text:span text:style-name="T14_2">Basic</text:span></text:a></text:span><text:span text:style-name="T14_3">,</text:span><text:span text:style-name="T14_4"><text:a xlink:type="simple" xlink:href="http://oauth.net/"><text:span text:style-name="T14_5"><text:s/></text:span></text:a></text:span><text:span text:style-name="T14_6"><text:a xlink:type="simple" xlink:href="http://oauth.net/"><text:span text:style-name="T14_7">OAuth</text:span></text:a></text:span></text:p>
          </table:table-cell>
          <table:table-cell table:style-name="Cell11">
            <text:p text:style-name="P15"><text:span text:style-name="T15_1"><text:a xlink:type="simple" xlink:href="http://developer.github.com/v3/"><text:span text:style-name="T15_2">Link</text:span></text:a></text:span></text:p>
          </table:table-cell>
          <table:table-cell table:style-name="Cell12">
            <text:p text:style-name="P16"><text:span text:style-name="T16_1"><text:a xlink:type="simple" xlink:href="http://pypi.python.org/pypi/pygithub3"><text:span text:style-name="T16_2">python</text:span></text:a></text:span><text:span text:style-name="T16_3"><text:a xlink:type="simple" xlink:href="http://pypi.python.org/pypi/pygithub3"><text:span text:style-name="T16_4"><text:s/></text:span></text:a></text:span><text:span text:style-name="T16_5"><text:a xlink:type="simple" xlink:href="http://pypi.python.org/pypi/pygithub3"><text:span text:style-name="T16_6">module</text:span></text:a></text:span></text:p>
          </table:table-cell>
        </table:table-row>
        <table:table-row table:style-name="Row3">
          <table:table-cell table:style-name="Cell13">
            <text:p text:style-name="P17"><text:span text:style-name="T17_1">Ohloh</text:span></text:p>
          </table:table-cell>
          <table:table-cell table:style-name="Cell14">
            <text:p text:style-name="P18"><text:span text:style-name="T18_1"><text:a xlink:type="simple" xlink:href="http://en.wikipedia.org/wiki/Hypertext_Transfer_Protocol"><text:span text:style-name="T18_2">HTTP</text:span></text:a></text:span></text:p>
          </table:table-cell>
          <table:table-cell table:style-name="Cell15">
            <text:p text:style-name="P19"><text:span text:style-name="T19_1"><text:a xlink:type="simple" xlink:href="http://en.wikipedia.org/wiki/XML"><text:span text:style-name="T19_2">XML</text:span></text:a></text:span></text:p>
          </table:table-cell>
          <table:table-cell table:style-name="Cell16">
            <text:p text:style-name="P20"><text:span text:style-name="T20_1"><text:a xlink:type="simple" xlink:href="http://oauth.net/"><text:span text:style-name="T20_2">OAuth</text:span></text:a></text:span></text:p>
          </table:table-cell>
          <table:table-cell table:style-name="Cell17">
            <text:p text:style-name="P21"><text:span text:style-name="T21_1"><text:a xlink:type="simple" xlink:href="http://meta.ohloh.net/getting_started/"><text:span text:style-name="T21_2">Link</text:span></text:a></text:span></text:p>
          </table:table-cell>
          <table:table-cell table:style-name="Cell18">
            <text:p text:style-name="P22"><text:span text:style-name="T22_1">Requires</text:span><text:span text:style-name="T22_2"><text:s/></text:span><text:span text:style-name="T22_3">link</text:span><text:span text:style-name="T22_4"><text:s/></text:span><text:span text:style-name="T22_5">back</text:span><text:span text:style-name="T22_6"><text:s/></text:span><text:span text:style-name="T22_7">to</text:span><text:span text:style-name="T22_8"><text:s/></text:span><text:span text:style-name="T22_9">site</text:span></text:p>
          </table:table-cell>
        </table:table-row>
        <table:table-row table:style-name="Row4">
          <table:table-cell table:style-name="Cell19">
            <text:p text:style-name="P23"><text:span text:style-name="T23_1">Coderwall</text:span></text:p>
          </table:table-cell>
          <table:table-cell table:style-name="Cell20">
            <text:p text:style-name="P24"><text:span text:style-name="T24_1"><text:a xlink:type="simple" xlink:href="http://en.wikipedia.org/wiki/Hypertext_Transfer_Protocol"><text:span text:style-name="T24_2">HTTP</text:span></text:a></text:span></text:p>
          </table:table-cell>
          <table:table-cell table:style-name="Cell21">
            <text:p text:style-name="P25"><text:span text:style-name="T25_1"><text:a xlink:type="simple" xlink:href="http://www.json.org/"><text:span text:style-name="T25_2">JSON</text:span></text:a></text:span></text:p>
          </table:table-cell>
          <table:table-cell table:style-name="Cell22">
            <text:p text:style-name="P26"><text:span text:style-name="T26_1">None</text:span></text:p>
          </table:table-cell>
          <table:table-cell table:style-name="Cell23">
            <text:p text:style-name="P27"><text:span text:style-name="T27_1"><text:a xlink:type="simple" xlink:href="http://coderwall.com/api"><text:span text:style-name="T27_2">Link</text:span></text:a></text:span></text:p>
          </table:table-cell>
          <table:table-cell table:style-name="Cell24">
            <text:p text:style-name="P28"><text:span text:style-name="T28_1"><text:a xlink:type="simple" xlink:href="http://pypi.python.org/pypi/coderwall"><text:span text:style-name="T28_2">python</text:span></text:a></text:span><text:span text:style-name="T28_3"><text:a xlink:type="simple" xlink:href="http://pypi.python.org/pypi/coderwall"><text:span text:style-name="T28_4"><text:s/></text:span></text:a></text:span><text:span text:style-name="T28_5"><text:a xlink:type="simple" xlink:href="http://pypi.python.org/pypi/coderwall"><text:span text:style-name="T28_6">module</text:span></text:a></text:span></text:p>
          </table:table-cell>
        </table:table-row>
        <table:table-row table:style-name="Row5">
          <table:table-cell table:style-name="Cell25">
            <text:p text:style-name="P29"><text:span text:style-name="T29_1">Khan</text:span><text:span text:style-name="T29_2"><text:s/></text:span><text:span text:style-name="T29_3">Academy</text:span></text:p>
          </table:table-cell>
          <table:table-cell table:style-name="Cell26">
            <text:p text:style-name="P30"><text:span text:style-name="T30_1"><text:a xlink:type="simple" xlink:href="http://en.wikipedia.org/wiki/Hypertext_Transfer_Protocol"><text:span text:style-name="T30_2">HTTP</text:span></text:a></text:span></text:p>
          </table:table-cell>
          <table:table-cell table:style-name="Cell27">
            <text:p text:style-name="P31"><text:span text:style-name="T31_1"><text:a xlink:type="simple" xlink:href="http://www.json.org/"><text:span text:style-name="T31_2">JSON</text:span></text:a></text:span></text:p>
          </table:table-cell>
          <table:table-cell table:style-name="Cell28">
            <text:p text:style-name="P32"><text:span text:style-name="T32_1"><text:a xlink:type="simple" xlink:href="http://oauth.net/"><text:span text:style-name="T32_2">OAuth</text:span></text:a></text:span></text:p>
          </table:table-cell>
          <table:table-cell table:style-name="Cell29">
            <text:p text:style-name="P33"><text:span text:style-name="T33_1"><text:a xlink:type="simple" xlink:href="https://github.com/Khan/khan-api/wiki/Khan-Academy-API"><text:span text:style-name="T33_2">Link</text:span></text:a></text:span></text:p>
          </table:table-cell>
          <table:table-cell table:style-name="Cell30">
            <text:p text:style-name="P34"><text:span text:style-name="T34_1">Does</text:span><text:span text:style-name="T34_2"><text:s/></text:span><text:span text:style-name="T34_3">provide</text:span><text:span text:style-name="T34_4"><text:s/></text:span><text:span text:style-name="T34_5">badge</text:span><text:span text:style-name="T34_6"><text:s/></text:span><text:span text:style-name="T34_7">data</text:span><text:span text:style-name="T34_8">,</text:span><text:span text:style-name="T34_9"><text:a xlink:type="simple" xlink:href="http://api-explorer.khanacademy.org/"><text:span text:style-name="T34_10"><text:s/></text:span></text:a></text:span><text:span text:style-name="T34_11"><text:a xlink:type="simple" xlink:href="http://api-explorer.khanacademy.org/"><text:span text:style-name="T34_12">API</text:span></text:a></text:span><text:span text:style-name="T34_13"><text:a xlink:type="simple" xlink:href="http://api-explorer.khanacademy.org/"><text:span text:style-name="T34_14"><text:s/></text:span></text:a></text:span><text:span text:style-name="T34_15"><text:a xlink:type="simple" xlink:href="http://api-explorer.khanacademy.org/"><text:span text:style-name="T34_16">Explorer</text:span></text:a></text:span></text:p>
          </table:table-cell>
        </table:table-row>
        <table:table-row table:style-name="Row6">
          <table:table-cell table:style-name="Cell31">
            <text:p text:style-name="P35"><text:span text:style-name="T35_1">Stack</text:span><text:span text:style-name="T35_2"><text:s/></text:span><text:span text:style-name="T35_3">Overflow</text:span></text:p>
          </table:table-cell>
          <table:table-cell table:style-name="Cell32">
            <text:p text:style-name="P36"><text:span text:style-name="T36_1"><text:a xlink:type="simple" xlink:href="http://en.wikipedia.org/wiki/HTTP_Secure"><text:span text:style-name="T36_2">HTTPS</text:span></text:a></text:span></text:p>
          </table:table-cell>
          <table:table-cell table:style-name="Cell33">
            <text:p text:style-name="P37"><text:span text:style-name="T37_1"><text:a xlink:type="simple" xlink:href="http://www.json.org/"><text:span text:style-name="T37_2">JSON</text:span></text:a></text:span></text:p>
          </table:table-cell>
          <table:table-cell table:style-name="Cell34">
            <text:p text:style-name="P38"><text:span text:style-name="T38_1"><text:a xlink:type="simple" xlink:href="http://oauth.net/"><text:span text:style-name="T38_2">OAuth</text:span></text:a></text:span></text:p>
          </table:table-cell>
          <table:table-cell table:style-name="Cell35">
            <text:p text:style-name="P39"><text:span text:style-name="T39_1"><text:a xlink:type="simple" xlink:href="https://api.stackexchange.com/"><text:span text:style-name="T39_2">Link</text:span></text:a></text:span></text:p>
          </table:table-cell>
          <table:table-cell table:style-name="Cell36">
            <text:p text:style-name="P40"><text:span text:style-name="T40_1">OAuth</text:span><text:span text:style-name="T40_2"><text:s/></text:span><text:span text:style-name="T40_3">templated</text:span><text:span text:style-name="T40_4"><text:s/></text:span><text:span text:style-name="T40_5">after</text:span><text:span text:style-name="T40_6"><text:s/></text:span><text:span text:style-name="T40_7">Facebook</text:span><text:span text:style-name="T40_8">'</text:span><text:span text:style-name="T40_9">s</text:span><text:span text:style-name="T40_10"><text:s/></text:span><text:span text:style-name="T40_11">implementation</text:span><text:span text:style-name="T40_12">,<text:s/></text:span><text:span text:style-name="T40_13"><text:a xlink:type="simple" xlink:href="https://github.com/lucjon/Py-StackExchange"><text:span text:style-name="T40_14">python</text:span></text:a></text:span><text:span text:style-name="T40_15"><text:a xlink:type="simple" xlink:href="https://github.com/lucjon/Py-StackExchange"><text:span text:style-name="T40_16"><text:s/></text:span></text:a></text:span><text:span text:style-name="T40_17"><text:a xlink:type="simple" xlink:href="https://github.com/lucjon/Py-StackExchange"><text:span text:style-name="T40_18">wrapper</text:span></text:a></text:span></text:p>
          </table:table-cell>
        </table:table-row>
        <table:table-row table:style-name="Row7">
          <table:table-cell table:style-name="Cell37">
            <text:p text:style-name="P41"><text:span text:style-name="T41_1">Open</text:span><text:span text:style-name="T41_2"><text:s/></text:span><text:span text:style-name="T41_3">Badges</text:span></text:p>
          </table:table-cell>
          <table:table-cell table:style-name="Cell38">
            <text:p text:style-name="P42"><text:span text:style-name="T42_1"><text:a xlink:type="simple" xlink:href="http://en.wikipedia.org/wiki/Hypertext_Transfer_Protocol"><text:span text:style-name="T42_2">HTTP</text:span></text:a></text:span></text:p>
          </table:table-cell>
          <table:table-cell table:style-name="Cell39">
            <text:p text:style-name="P43"><text:span text:style-name="T43_1"><text:a xlink:type="simple" xlink:href="http://www.json.org/"><text:span text:style-name="T43_2">JSON</text:span></text:a></text:span></text:p>
          </table:table-cell>
          <table:table-cell table:style-name="Cell40">
            <text:p text:style-name="P44"><text:span text:style-name="T44_1"><text:a xlink:type="simple" xlink:href="https://browserid.org/"><text:span text:style-name="T44_2">BrowserID</text:span></text:a></text:span></text:p>
          </table:table-cell>
          <table:table-cell table:style-name="Cell41">
            <text:p text:style-name="P45"><text:span text:style-name="T45_1"><text:a xlink:type="simple" xlink:href="https://github.com/mozilla/openbadges/wiki/Displayer-API"><text:span text:style-name="T45_2">Link</text:span></text:a></text:span></text:p>
          </table:table-cell>
          <table:table-cell table:style-name="Cell42">
            <text:p text:style-name="P46"><text:span text:style-name="T46_1">also</text:span><text:span text:style-name="T46_2">,</text:span><text:span text:style-name="T46_3"><text:a xlink:type="simple" xlink:href="https://wiki.mozilla.org/Badges/Onboarding-Displayer"><text:span text:style-name="T46_4"><text:s/></text:span></text:a></text:span><text:span text:style-name="T46_5"><text:a xlink:type="simple" xlink:href="https://wiki.mozilla.org/Badges/Onboarding-Displayer"><text:span text:style-name="T46_6">this</text:span></text:a></text:span></text:p>
          </table:table-cell>
        </table:table-row>
        <table:table-row table:style-name="Row8">
          <table:table-cell table:style-name="Cell43">
            <text:p text:style-name="P47"><text:span text:style-name="T47_1">SourceForge</text:span></text:p>
          </table:table-cell>
          <table:table-cell table:style-name="Cell44">
            <text:p text:style-name="P48"><text:span text:style-name="T48_1"><text:a xlink:type="simple" xlink:href="http://en.wikipedia.org/wiki/Hypertext_Transfer_Protocol"><text:span text:style-name="T48_2">HTTP</text:span></text:a></text:span></text:p>
          </table:table-cell>
          <table:table-cell table:style-name="Cell45">
            <text:p text:style-name="P49"><text:span text:style-name="T49_1"><text:a xlink:type="simple" xlink:href="https://github.com/edumbill/doap/wiki"><text:span text:style-name="T49_2">DOAP</text:span></text:a></text:span><text:span text:style-name="T49_3">,</text:span><text:span text:style-name="T49_4"><text:a xlink:type="simple" xlink:href="http://en.wikipedia.org/wiki/RSS"><text:span text:style-name="T49_5"><text:s/></text:span></text:a></text:span><text:span text:style-name="T49_6"><text:a xlink:type="simple" xlink:href="http://en.wikipedia.org/wiki/RSS"><text:span text:style-name="T49_7">RSS</text:span></text:a></text:span></text:p>
          </table:table-cell>
          <table:table-cell table:style-name="Cell46">
            <text:p text:style-name="P50"><text:span text:style-name="T50_1">Only</text:span><text:span text:style-name="T50_2"><text:s/></text:span><text:span text:style-name="T50_3">public</text:span><text:span text:style-name="T50_4"><text:s/></text:span><text:span text:style-name="T50_5">data</text:span></text:p>
          </table:table-cell>
          <table:table-cell table:style-name="Cell47">
            <text:p text:style-name="P51"><text:span text:style-name="T51_1"><text:a xlink:type="simple" xlink:href="http://sourceforge.net/apps/trac/sourceforge/wiki/API"><text:span text:style-name="T51_2">Link</text:span></text:a></text:span></text:p>
          </table:table-cell>
          <table:table-cell table:style-name="Cell48">
            <text:p text:style-name="P52"/>
          </table:table-cell>
        </table:table-row>
        <table:table-row table:style-name="Row9">
          <table:table-cell table:style-name="Cell49">
            <text:p text:style-name="P53"><text:span text:style-name="T53_1">Bitbucket</text:span></text:p>
          </table:table-cell>
          <table:table-cell table:style-name="Cell50">
            <text:p text:style-name="P54"><text:span text:style-name="T54_1"><text:a xlink:type="simple" xlink:href="http://en.wikipedia.org/wiki/Hypertext_Transfer_Protocol"><text:span text:style-name="T54_2">HTTP</text:span></text:a></text:span></text:p>
          </table:table-cell>
          <table:table-cell table:style-name="Cell51">
            <text:p text:style-name="P55"><text:span text:style-name="T55_1"><text:a xlink:type="simple" xlink:href="http://www.json.org/"><text:span text:style-name="T55_2">JSON</text:span></text:a></text:span><text:span text:style-name="T55_3">,</text:span><text:span text:style-name="T55_4"><text:a xlink:type="simple" xlink:href="http://en.wikipedia.org/wiki/XML"><text:span text:style-name="T55_5"><text:s/></text:span></text:a></text:span><text:span text:style-name="T55_6"><text:a xlink:type="simple" xlink:href="http://en.wikipedia.org/wiki/XML"><text:span text:style-name="T55_7">XML</text:span></text:a></text:span><text:span text:style-name="T55_8">,</text:span><text:span text:style-name="T55_9"><text:a xlink:type="simple" xlink:href="http://www.yaml.org/"><text:span text:style-name="T55_10"><text:s/></text:span></text:a></text:span><text:span text:style-name="T55_11"><text:a xlink:type="simple" xlink:href="http://www.yaml.org/"><text:span text:style-name="T55_12">YAML</text:span></text:a></text:span></text:p>
          </table:table-cell>
          <table:table-cell table:style-name="Cell52">
            <text:p text:style-name="P56"><text:span text:style-name="T56_1"><text:a xlink:type="simple" xlink:href="http://oauth.net/"><text:span text:style-name="T56_2">OAuth</text:span></text:a></text:span></text:p>
          </table:table-cell>
          <table:table-cell table:style-name="Cell53">
            <text:p text:style-name="P57"><text:span text:style-name="T57_1"><text:a xlink:type="simple" xlink:href="https://confluence.atlassian.com/display/BITBUCKET/Using+the+bitbucket+REST+APIs"><text:span text:style-name="T57_2">Link</text:span></text:a></text:span></text:p>
          </table:table-cell>
          <table:table-cell table:style-name="Cell54">
            <text:p text:style-name="P58"/>
          </table:table-cell>
        </table:table-row>
        <table:table-row table:style-name="Row10">
          <table:table-cell table:style-name="Cell55">
            <text:p text:style-name="P59"><text:span text:style-name="T59_1">Gitorious</text:span></text:p>
          </table:table-cell>
          <table:table-cell table:style-name="Cell56">
            <text:p text:style-name="P60"><text:span text:style-name="T60_1"><text:a xlink:type="simple" xlink:href="http://en.wikipedia.org/wiki/Hypertext_Transfer_Protocol"><text:span text:style-name="T60_2">HTTP</text:span></text:a></text:span></text:p>
          </table:table-cell>
          <table:table-cell table:style-name="Cell57">
            <text:p text:style-name="P61"><text:span text:style-name="T61_1"><text:a xlink:type="simple" xlink:href="http://en.wikipedia.org/wiki/XML"><text:span text:style-name="T61_2">XML</text:span></text:a></text:span></text:p>
          </table:table-cell>
          <table:table-cell table:style-name="Cell58">
            <text:p text:style-name="P62"><text:span text:style-name="T62_1">Only</text:span><text:span text:style-name="T62_2"><text:s/></text:span><text:span text:style-name="T62_3">public</text:span><text:span text:style-name="T62_4"><text:s/></text:span><text:span text:style-name="T62_5">data</text:span></text:p>
          </table:table-cell>
          <table:table-cell table:style-name="Cell59">
            <text:p text:style-name="P63"><text:span text:style-name="T63_1"><text:a xlink:type="simple" xlink:href="http://gitorious.org/gitorious/pages/Api"><text:span text:style-name="T63_2">Link</text:span></text:a></text:span></text:p>
          </table:table-cell>
          <table:table-cell table:style-name="Cell60">
            <text:p text:style-name="P64"/>
          </table:table-cell>
        </table:table-row>
        <table:table-row table:style-name="Row11">
          <table:table-cell table:style-name="Cell61">
            <text:p text:style-name="P65"><text:span text:style-name="T65_1">Status</text:span><text:span text:style-name="T65_2">.</text:span><text:span text:style-name="T65_3">Net</text:span></text:p>
          </table:table-cell>
          <table:table-cell table:style-name="Cell62">
            <text:p text:style-name="P66"><text:span text:style-name="T66_1"><text:a xlink:type="simple" xlink:href="http://en.wikipedia.org/wiki/Hypertext_Transfer_Protocol"><text:span text:style-name="T66_2">HTTP</text:span></text:a></text:span></text:p>
          </table:table-cell>
          <table:table-cell table:style-name="Cell63">
            <text:p text:style-name="P67"><text:span text:style-name="T67_1"><text:a xlink:type="simple" xlink:href="http://en.wikipedia.org/wiki/XML"><text:span text:style-name="T67_2">XML</text:span></text:a></text:span><text:span text:style-name="T67_3">,</text:span><text:span text:style-name="T67_4"><text:a xlink:type="simple" xlink:href="http://www.json.org/"><text:span text:style-name="T67_5"><text:s/></text:span></text:a></text:span><text:span text:style-name="T67_6"><text:a xlink:type="simple" xlink:href="http://www.json.org/"><text:span text:style-name="T67_7">JSON</text:span></text:a></text:span><text:span text:style-name="T67_8">,</text:span><text:span text:style-name="T67_9"><text:a xlink:type="simple" xlink:href="http://en.wikipedia.org/wiki/Atom_(standard)"><text:span text:style-name="T67_10"><text:s/></text:span></text:a></text:span><text:span text:style-name="T67_11"><text:a xlink:type="simple" xlink:href="http://en.wikipedia.org/wiki/Atom_(standard)"><text:span text:style-name="T67_12">ATOM</text:span></text:a></text:span><text:span text:style-name="T67_13">,</text:span><text:span text:style-name="T67_14"><text:a xlink:type="simple" xlink:href="http://en.wikipedia.org/wiki/RSS"><text:span text:style-name="T67_15"><text:s/></text:span></text:a></text:span><text:span text:style-name="T67_16"><text:a xlink:type="simple" xlink:href="http://en.wikipedia.org/wiki/RSS"><text:span text:style-name="T67_17">RSS</text:span></text:a></text:span></text:p>
          </table:table-cell>
          <table:table-cell table:style-name="Cell64">
            <text:p text:style-name="P68"><text:span text:style-name="T68_1"><text:a xlink:type="simple" xlink:href="http://en.wikipedia.org/wiki/Basic_access_authentication"><text:span text:style-name="T68_2">Basic</text:span></text:a></text:span><text:span text:style-name="T68_3">,</text:span><text:span text:style-name="T68_4"><text:a xlink:type="simple" xlink:href="http://oauth.net/"><text:span text:style-name="T68_5"><text:s/></text:span></text:a></text:span><text:span text:style-name="T68_6"><text:a xlink:type="simple" xlink:href="http://oauth.net/"><text:span text:style-name="T68_7">OAuth</text:span></text:a></text:span></text:p>
          </table:table-cell>
          <table:table-cell table:style-name="Cell65">
            <text:p text:style-name="P69"><text:span text:style-name="T69_1"><text:a xlink:type="simple" xlink:href="http://status.net/wiki/API"><text:span text:style-name="T69_2">Link</text:span></text:a></text:span></text:p>
          </table:table-cell>
          <table:table-cell table:style-name="Cell66">
            <text:p text:style-name="P70"/>
          </table:table-cell>
        </table:table-row>
        <table:table-row table:style-name="Row12">
          <table:table-cell table:style-name="Cell67">
            <text:p text:style-name="P71"><text:span text:style-name="T71_1">LinkedIn</text:span></text:p>
          </table:table-cell>
          <table:table-cell table:style-name="Cell68">
            <text:p text:style-name="P72"><text:span text:style-name="T72_1"><text:a xlink:type="simple" xlink:href="http://en.wikipedia.org/wiki/Hypertext_Transfer_Protocol"><text:span text:style-name="T72_2">HTTP</text:span></text:a></text:span></text:p>
          </table:table-cell>
          <table:table-cell table:style-name="Cell69">
            <text:p text:style-name="P73"><text:span text:style-name="T73_1"><text:a xlink:type="simple" xlink:href="http://en.wikipedia.org/wiki/XML"><text:span text:style-name="T73_2">XML</text:span></text:a></text:span><text:span text:style-name="T73_3">,</text:span><text:span text:style-name="T73_4"><text:a xlink:type="simple" xlink:href="http://www.json.org/"><text:span text:style-name="T73_5"><text:s/></text:span></text:a></text:span><text:span text:style-name="T73_6"><text:a xlink:type="simple" xlink:href="http://www.json.org/"><text:span text:style-name="T73_7">JSON</text:span></text:a></text:span></text:p>
          </table:table-cell>
          <table:table-cell table:style-name="Cell70">
            <text:p text:style-name="P74"><text:span text:style-name="T74_1"><text:a xlink:type="simple" xlink:href="http://oauth.net/"><text:span text:style-name="T74_2">OAuth</text:span></text:a></text:span></text:p>
          </table:table-cell>
          <table:table-cell table:style-name="Cell71">
            <text:p text:style-name="P75"><text:span text:style-name="T75_1"><text:a xlink:type="simple" xlink:href="https://developer.linkedin.com/rest"><text:span text:style-name="T75_2">Link</text:span></text:a></text:span></text:p>
          </table:table-cell>
          <table:table-cell table:style-name="Cell72">
            <text:p text:style-name="P76"><text:span text:style-name="T76_1"><text:a xlink:type="simple" xlink:href="https://developer.linkedin.com/documents/quick-start-guide"><text:span text:style-name="T76_2">Quick</text:span></text:a></text:span><text:span text:style-name="T76_3"><text:a xlink:type="simple" xlink:href="https://developer.linkedin.com/documents/quick-start-guide"><text:span text:style-name="T76_4"><text:s/></text:span></text:a></text:span><text:span text:style-name="T76_5"><text:a xlink:type="simple" xlink:href="https://developer.linkedin.com/documents/quick-start-guide"><text:span text:style-name="T76_6">start</text:span></text:a></text:span><text:span text:style-name="T76_7"><text:a xlink:type="simple" xlink:href="https://developer.linkedin.com/documents/quick-start-guide"><text:span text:style-name="T76_8"><text:s/></text:span></text:a></text:span><text:span text:style-name="T76_9"><text:a xlink:type="simple" xlink:href="https://developer.linkedin.com/documents/quick-start-guide"><text:span text:style-name="T76_10">and</text:span></text:a></text:span><text:span text:style-name="T76_11"><text:a xlink:type="simple" xlink:href="https://developer.linkedin.com/documents/quick-start-guide"><text:span text:style-name="T76_12"><text:s/></text:span></text:a></text:span><text:span text:style-name="T76_13"><text:a xlink:type="simple" xlink:href="https://developer.linkedin.com/documents/quick-start-guide"><text:span text:style-name="T76_14">examples</text:span></text:a></text:span></text:p>
          </table:table-cell>
        </table:table-row>
        <table:table-row table:style-name="Row13">
          <table:table-cell table:style-name="Cell73">
            <text:p text:style-name="P77"><text:span text:style-name="T77_1">Fedora</text:span><text:span text:style-name="T77_2"><text:s/></text:span><text:span text:style-name="T77_3">PackageDB</text:span></text:p>
          </table:table-cell>
          <table:table-cell table:style-name="Cell74">
            <text:p text:style-name="P78"><text:span text:style-name="T78_1"><text:a xlink:type="simple" xlink:href="http://en.wikipedia.org/wiki/HTTP_Secure"><text:span text:style-name="T78_2">HTTPS</text:span></text:a></text:span></text:p>
          </table:table-cell>
          <table:table-cell table:style-name="Cell75">
            <text:p text:style-name="P79"><text:span text:style-name="T79_1">Text</text:span><text:span text:style-name="T79_2">,</text:span><text:span text:style-name="T79_3"><text:a xlink:type="simple" xlink:href="http://www.json.org/"><text:span text:style-name="T79_4"><text:s/></text:span></text:a></text:span><text:span text:style-name="T79_5"><text:a xlink:type="simple" xlink:href="http://www.json.org/"><text:span text:style-name="T79_6">JSON</text:span></text:a></text:span></text:p>
          </table:table-cell>
          <table:table-cell table:style-name="Cell76">
            <text:p text:style-name="P80"><text:span text:style-name="T80_1"><text:a xlink:type="simple" xlink:href="http://arm.koji.fedoraproject.org/koji/packageinfo?packageID=7726"><text:span text:style-name="T80_2">python</text:span></text:a></text:span><text:span text:style-name="T80_3"><text:a xlink:type="simple" xlink:href="http://arm.koji.fedoraproject.org/koji/packageinfo?packageID=7726"><text:span text:style-name="T80_4">-</text:span></text:a></text:span><text:span text:style-name="T80_5"><text:a xlink:type="simple" xlink:href="http://arm.koji.fedoraproject.org/koji/packageinfo?packageID=7726"><text:span text:style-name="T80_6">fedora</text:span></text:a></text:span></text:p>
          </table:table-cell>
          <table:table-cell table:style-name="Cell77">
            <text:p text:style-name="P81"><text:span text:style-name="T81_1"><text:a xlink:type="simple" xlink:href="https://fedoraproject.org/wiki/Using_the_package_database#PackageDB_API"><text:span text:style-name="T81_2">Link</text:span></text:a></text:span></text:p>
          </table:table-cell>
          <table:table-cell table:style-name="Cell78">
            <text:p text:style-name="P82"/>
          </table:table-cell>
        </table:table-row>
      </table:table>
      <text:h text:style-name="P83" text:outline-level="10"><text:bookmark-start text:name="h.tqb7ye79m0y"/><text:bookmark-end text:name="h.tqb7ye79m0y"/><text:span text:style-name="T83_1">Tech</text:span><text:span text:style-name="T83_2">.<text:s/></text:span><text:span text:style-name="T83_3">Analysis</text:span></text:h>
      <text:p text:style-name="P84"><text:span text:style-name="T84_1">We</text:span><text:span text:style-name="T84_2"><text:s/></text:span><text:span text:style-name="T84_3">should</text:span><text:span text:style-name="T84_4"><text:s/></text:span><text:span text:style-name="T84_5">identify</text:span><text:span text:style-name="T84_6"><text:s/></text:span><text:span text:style-name="T84_7">which</text:span><text:span text:style-name="T84_8"><text:s/></text:span><text:span text:style-name="T84_9">APIs</text:span><text:span text:style-name="T84_10"><text:s/></text:span><text:span text:style-name="T84_11">will</text:span><text:span text:style-name="T84_12"><text:s/></text:span><text:span text:style-name="T84_13">yield</text:span><text:span text:style-name="T84_14"><text:s/></text:span><text:span text:style-name="T84_15">the</text:span><text:span text:style-name="T84_16"><text:s/></text:span><text:span text:style-name="T84_17">most</text:span><text:span text:style-name="T84_18"><text:s/></text:span><text:span text:style-name="T84_19">useful</text:span><text:span text:style-name="T84_20"><text:s/></text:span><text:span text:style-name="T84_21">information</text:span><text:span text:style-name="T84_22"><text:s/></text:span><text:span text:style-name="T84_23">with</text:span><text:span text:style-name="T84_24"><text:s/></text:span><text:span text:style-name="T84_25">the</text:span><text:span text:style-name="T84_26"><text:s/></text:span><text:span text:style-name="T84_27">least</text:span><text:span text:style-name="T84_28"><text:s/></text:span><text:span text:style-name="T84_29">hacking</text:span><text:span text:style-name="T84_30">.</text:span></text:p>
      <text:h text:style-name="P85" text:outline-level="10"><text:bookmark-start text:name="h.9d03iaqd225u"/><text:bookmark-end text:name="h.9d03iaqd225u"/><text:span text:style-name="T85_1">Low</text:span><text:span text:style-name="T85_2">-</text:span><text:span text:style-name="T85_3">Hanging</text:span><text:span text:style-name="T85_4"><text:s/></text:span><text:span text:style-name="T85_5">Fruit</text:span></text:h>
      <text:h text:style-name="P86" text:outline-level="10"><text:bookmark-start text:name="h.sv6284w7c854"/><text:bookmark-end text:name="h.sv6284w7c854"/><text:span text:style-name="T86_1">Coderwall</text:span></text:h>
      <text:p text:style-name="P87"><text:span text:style-name="T87_1"><text:a xlink:type="simple" xlink:href="http://pypi.python.org/pypi/coderwall"><text:span text:style-name="T87_2">A</text:span></text:a></text:span><text:span text:style-name="T87_3"><text:a xlink:type="simple" xlink:href="http://pypi.python.org/pypi/coderwall"><text:span text:style-name="T87_4"><text:s/></text:span></text:a></text:span><text:span text:style-name="T87_5"><text:a xlink:type="simple" xlink:href="http://pypi.python.org/pypi/coderwall"><text:span text:style-name="T87_6">python</text:span></text:a></text:span><text:span text:style-name="T87_7"><text:a xlink:type="simple" xlink:href="http://pypi.python.org/pypi/coderwall"><text:span text:style-name="T87_8"><text:s/></text:span></text:a></text:span><text:span text:style-name="T87_9"><text:a xlink:type="simple" xlink:href="http://pypi.python.org/pypi/coderwall"><text:span text:style-name="T87_10">module</text:span></text:a></text:span><text:span text:style-name="T87_11"><text:s/></text:span><text:span text:style-name="T87_12">exists</text:span><text:span text:style-name="T87_13"><text:s/></text:span><text:span text:style-name="T87_14">which</text:span><text:span text:style-name="T87_15"><text:s/></text:span><text:span text:style-name="T87_16">makes</text:span><text:span text:style-name="T87_17"><text:s/></text:span><text:span text:style-name="T87_18">the</text:span><text:span text:style-name="T87_19"><text:s/></text:span><text:span text:style-name="T87_20">Coderwall</text:span><text:span text:style-name="T87_21"><text:s/></text:span><text:span text:style-name="T87_22">API</text:span><text:span text:style-name="T87_23"><text:s/></text:span><text:span text:style-name="T87_24">super</text:span><text:span text:style-name="T87_25">-</text:span><text:span text:style-name="T87_26">easy</text:span><text:span text:style-name="T87_27">.</text:span></text:p>
      <text:h text:style-name="P88" text:outline-level="10"><text:bookmark-start text:name="h.3fdhh92vrpts"/><text:bookmark-end text:name="h.3fdhh92vrpts"/><text:span text:style-name="T88_1">GitHub</text:span><text:span text:style-name="T88_2"><text:s/></text:span><text:span text:style-name="T88_3">v</text:span><text:span text:style-name="T88_4">3</text:span></text:h>
      <text:p text:style-name="P89"><text:span text:style-name="T89_1"><text:a xlink:type="simple" xlink:href="http://pypi.python.org/pypi/pygithub3"><text:span text:style-name="T89_2">This</text:span></text:a></text:span><text:span text:style-name="T89_3"><text:a xlink:type="simple" xlink:href="http://pypi.python.org/pypi/pygithub3"><text:span text:style-name="T89_4"><text:s/></text:span></text:a></text:span><text:span text:style-name="T89_5"><text:a xlink:type="simple" xlink:href="http://pypi.python.org/pypi/pygithub3"><text:span text:style-name="T89_6">python</text:span></text:a></text:span><text:span text:style-name="T89_7"><text:a xlink:type="simple" xlink:href="http://pypi.python.org/pypi/pygithub3"><text:span text:style-name="T89_8"><text:s/></text:span></text:a></text:span><text:span text:style-name="T89_9"><text:a xlink:type="simple" xlink:href="http://pypi.python.org/pypi/pygithub3"><text:span text:style-name="T89_10">module</text:span></text:a></text:span><text:span text:style-name="T89_11"><text:s/></text:span><text:span text:style-name="T89_12">is</text:span><text:span text:style-name="T89_13"><text:s/></text:span><text:span text:style-name="T89_14">excellent</text:span><text:span text:style-name="T89_15"><text:s/></text:span><text:span text:style-name="T89_16">for</text:span><text:span text:style-name="T89_17"><text:s/></text:span><text:span text:style-name="T89_18">accessing</text:span><text:span text:style-name="T89_19"><text:s/></text:span><text:span text:style-name="T89_20">GitHub</text:span><text:span text:style-name="T89_21"><text:s/></text:span><text:span text:style-name="T89_22">data</text:span><text:span text:style-name="T89_23">.</text:span></text:p>
      <text:h text:style-name="P90" text:outline-level="10"><text:bookmark-start text:name="h.324uoc8ukfrn"/><text:bookmark-end text:name="h.324uoc8ukfrn"/><text:span text:style-name="T90_1">Stack</text:span><text:span text:style-name="T90_2"><text:s/></text:span><text:span text:style-name="T90_3">Overflow</text:span></text:h>
      <text:p text:style-name="P91"><text:span text:style-name="T91_1">The</text:span><text:span text:style-name="T91_2"><text:s/></text:span><text:span text:style-name="T91_3">Stack</text:span><text:span text:style-name="T91_4"><text:s/></text:span><text:span text:style-name="T91_5">Overflow</text:span><text:span text:style-name="T91_6"><text:s/></text:span><text:span text:style-name="T91_7">API</text:span><text:span text:style-name="T91_8"><text:s/></text:span><text:span text:style-name="T91_9">is</text:span><text:span text:style-name="T91_10"><text:s/></text:span><text:span text:style-name="T91_11">super</text:span><text:span text:style-name="T91_12">-</text:span><text:span text:style-name="T91_13">nice</text:span><text:span text:style-name="T91_14"><text:s/></text:span><text:span text:style-name="T91_15">and</text:span><text:span text:style-name="T91_16"><text:s/></text:span><text:span text:style-name="T91_17">super</text:span><text:span text:style-name="T91_18">-</text:span><text:span text:style-name="T91_19">nicely</text:span><text:span text:style-name="T91_20">-</text:span><text:span text:style-name="T91_21">documented</text:span><text:span text:style-name="T91_22">.<text:s/></text:span><text:span text:style-name="T91_23">It</text:span><text:span text:style-name="T91_24">’</text:span><text:span text:style-name="T91_25">d</text:span><text:span text:style-name="T91_26"><text:s/></text:span><text:span text:style-name="T91_27">be</text:span><text:span text:style-name="T91_28"><text:s/></text:span><text:span text:style-name="T91_29">easy</text:span><text:span text:style-name="T91_30"><text:s/></text:span><text:span text:style-name="T91_31">to</text:span><text:span text:style-name="T91_32"><text:s/></text:span><text:span text:style-name="T91_33">get</text:span><text:span text:style-name="T91_34"><text:s/></text:span><text:span text:style-name="T91_35">JSON</text:span><text:span text:style-name="T91_36"><text:s/></text:span><text:span text:style-name="T91_37">blobs</text:span><text:span text:style-name="T91_38">,<text:s/></text:span><text:span text:style-name="T91_39">and</text:span><text:span text:style-name="T91_40"><text:s/></text:span><text:span text:style-name="T91_41">if</text:span><text:span text:style-name="T91_42"><text:s/></text:span><text:span text:style-name="T91_43">that</text:span><text:span text:style-name="T91_44"><text:s/></text:span><text:span text:style-name="T91_45">wasn</text:span><text:span text:style-name="T91_46">’</text:span><text:span text:style-name="T91_47">t</text:span><text:span text:style-name="T91_48"><text:s/></text:span><text:span text:style-name="T91_49">good</text:span><text:span text:style-name="T91_50"><text:s/></text:span><text:span text:style-name="T91_51">enough</text:span><text:span text:style-name="T91_52">,<text:s/></text:span><text:span text:style-name="T91_53">it</text:span><text:span text:style-name="T91_54"><text:s/></text:span><text:span text:style-name="T91_55">looks</text:span><text:span text:style-name="T91_56"><text:s/></text:span><text:span text:style-name="T91_57">like</text:span><text:span text:style-name="T91_58"><text:s/></text:span><text:span text:style-name="T91_59">there</text:span><text:span text:style-name="T91_60">’</text:span><text:span text:style-name="T91_61">s</text:span><text:span text:style-name="T91_62"><text:s/></text:span><text:span text:style-name="T91_63">a</text:span><text:span text:style-name="T91_64"><text:s/></text:span><text:span text:style-name="T91_65"><text:a xlink:type="simple" xlink:href="https://github.com/lucjon/Py-StackExchange"><text:span text:style-name="T91_66">python</text:span></text:a></text:span><text:span text:style-name="T91_67"><text:a xlink:type="simple" xlink:href="https://github.com/lucjon/Py-StackExchange"><text:span text:style-name="T91_68"><text:s/></text:span></text:a></text:span><text:span text:style-name="T91_69"><text:a xlink:type="simple" xlink:href="https://github.com/lucjon/Py-StackExchange"><text:span text:style-name="T91_70">wrapper</text:span></text:a></text:span><text:span text:style-name="T91_71">.</text:span></text:p>
      <text:h text:style-name="P92" text:outline-level="10"><text:bookmark-start text:name="h.ry5j4ygfpxmd"/><text:bookmark-end text:name="h.ry5j4ygfpxmd"/><text:span text:style-name="T92_1">OpenBadges</text:span></text:h>
      <text:p text:style-name="P93"><text:span text:style-name="T93_1">JSON</text:span><text:span text:style-name="T93_2"><text:s/></text:span><text:span text:style-name="T93_3">blobs</text:span><text:span text:style-name="T93_4">.<text:s/></text:span><text:span text:style-name="T93_5">Easy</text:span><text:span text:style-name="T93_6"><text:s/></text:span><text:span text:style-name="T93_7">stuff</text:span><text:span text:style-name="T93_8">.<text:s/></text:span><text:span text:style-name="T93_9">Check</text:span><text:span text:style-name="T93_10"><text:s/></text:span><text:span text:style-name="T93_11">out</text:span><text:span text:style-name="T93_12"><text:s/></text:span><text:span text:style-name="T93_13"><text:a xlink:type="simple" xlink:href="https://github.com/mozilla/openbadges/wiki/Displayer-API"><text:span text:style-name="T93_14">the</text:span></text:a></text:span><text:span text:style-name="T93_15"><text:a xlink:type="simple" xlink:href="https://github.com/mozilla/openbadges/wiki/Displayer-API"><text:span text:style-name="T93_16"><text:s/></text:span></text:a></text:span><text:span text:style-name="T93_17"><text:a xlink:type="simple" xlink:href="https://github.com/mozilla/openbadges/wiki/Displayer-API"><text:span text:style-name="T93_18">displayer</text:span></text:a></text:span><text:span text:style-name="T93_19"><text:a xlink:type="simple" xlink:href="https://github.com/mozilla/openbadges/wiki/Displayer-API"><text:span text:style-name="T93_20"><text:s/></text:span></text:a></text:span><text:span text:style-name="T93_21"><text:a xlink:type="simple" xlink:href="https://github.com/mozilla/openbadges/wiki/Displayer-API"><text:span text:style-name="T93_22">API</text:span></text:a></text:span><text:span text:style-name="T93_23">.</text:span></text:p>
      <text:h text:style-name="P94" text:outline-level="10"><text:bookmark-start text:name="h.mjwa05blpnx9"/><text:bookmark-end text:name="h.mjwa05blpnx9"/><text:span text:style-name="T94_1">Khan</text:span><text:span text:style-name="T94_2"><text:s/></text:span><text:span text:style-name="T94_3">Academy</text:span></text:h>
      <text:p text:style-name="P95"><text:span text:style-name="T95_1">JSONP</text:span><text:span text:style-name="T95_2">.<text:s/></text:span><text:span text:style-name="T95_3">Easy</text:span><text:span text:style-name="T95_4">.<text:s/></text:span><text:span text:style-name="T95_5">Also</text:span><text:span text:style-name="T95_6"><text:s/></text:span><text:span text:style-name="T95_7">has</text:span><text:span text:style-name="T95_8"><text:s/></text:span><text:span text:style-name="T95_9">that</text:span><text:span text:style-name="T95_10"><text:s/></text:span><text:span text:style-name="T95_11"><text:a xlink:type="simple" xlink:href="http://api-explorer.khanacademy.org"><text:span text:style-name="T95_12">API</text:span></text:a></text:span><text:span text:style-name="T95_13"><text:a xlink:type="simple" xlink:href="http://api-explorer.khanacademy.org"><text:span text:style-name="T95_14"><text:s/></text:span></text:a></text:span><text:span text:style-name="T95_15"><text:a xlink:type="simple" xlink:href="http://api-explorer.khanacademy.org"><text:span text:style-name="T95_16">Explorer</text:span></text:a></text:span><text:span text:style-name="T95_17"><text:s/></text:span><text:span text:style-name="T95_18">dealio</text:span><text:span text:style-name="T95_19">,<text:s/></text:span><text:span text:style-name="T95_20">which</text:span><text:span text:style-name="T95_21"><text:s/></text:span><text:span text:style-name="T95_22">is</text:span><text:span text:style-name="T95_23"><text:s/></text:span><text:span text:style-name="T95_24">awesome</text:span><text:span text:style-name="T95_25">.</text:span></text:p>
      <text:h text:style-name="P96" text:outline-level="10"><text:bookmark-start text:name="h.fwa8rvw1eaz8"/><text:bookmark-end text:name="h.fwa8rvw1eaz8"/><text:span text:style-name="T96_1">Sourceforge</text:span></text:h>
      <text:p text:style-name="P97"><text:span text:style-name="T97_1">API</text:span><text:span text:style-name="T97_2"><text:s/></text:span><text:span text:style-name="T97_3">returns</text:span><text:span text:style-name="T97_4"><text:s/></text:span><text:span text:style-name="T97_5">standard</text:span><text:span text:style-name="T97_6"><text:s/></text:span><text:span text:style-name="T97_7">formats</text:span><text:span text:style-name="T97_8"><text:s/></text:span><text:span text:style-name="T97_9">via</text:span><text:span text:style-name="T97_10"><text:s/></text:span><text:span text:style-name="T97_11">HTML</text:span><text:span text:style-name="T97_12">.<text:s/></text:span><text:span text:style-name="T97_13">API</text:span><text:span text:style-name="T97_14"><text:s/></text:span><text:span text:style-name="T97_15">docs</text:span><text:span text:style-name="T97_16"><text:s/></text:span><text:span text:style-name="T97_17">are</text:span><text:span text:style-name="T97_18"><text:s/></text:span><text:span text:style-name="T97_19">a</text:span><text:span text:style-name="T97_20"><text:s/></text:span><text:span text:style-name="T97_21">bit</text:span><text:span text:style-name="T97_22"><text:s/></text:span><text:span text:style-name="T97_23">more</text:span><text:span text:style-name="T97_24"><text:s/></text:span><text:span text:style-name="T97_25">confusing</text:span><text:span text:style-name="T97_26">,<text:s/></text:span><text:span text:style-name="T97_27">but</text:span><text:span text:style-name="T97_28"><text:s/></text:span><text:span text:style-name="T97_29">still</text:span><text:span text:style-name="T97_30"><text:s/></text:span><text:span text:style-name="T97_31">easy</text:span><text:span text:style-name="T97_32"><text:s/></text:span><text:span text:style-name="T97_33">to</text:span><text:span text:style-name="T97_34"><text:s/></text:span><text:span text:style-name="T97_35">use</text:span><text:span text:style-name="T97_36">.</text:span></text:p>
      <text:h text:style-name="P98" text:outline-level="10"><text:bookmark-start text:name="h.eqfariyfodri"/><text:bookmark-end text:name="h.eqfariyfodri"/><text:span text:style-name="T98_1">Trickier</text:span><text:span text:style-name="T98_2"><text:s/></text:span><text:span text:style-name="T98_3">APIs</text:span></text:h>
      <text:p text:style-name="P99"><text:span text:style-name="T99_1">These</text:span><text:span text:style-name="T99_2"><text:s/></text:span><text:span text:style-name="T99_3">APIs</text:span><text:span text:style-name="T99_4"><text:s/></text:span><text:span text:style-name="T99_5">may</text:span><text:span text:style-name="T99_6"><text:s/></text:span><text:span text:style-name="T99_7">require</text:span><text:span text:style-name="T99_8"><text:s/></text:span><text:span text:style-name="T99_9">a</text:span><text:span text:style-name="T99_10"><text:s/></text:span><text:span text:style-name="T99_11">bit</text:span><text:span text:style-name="T99_12"><text:s/></text:span><text:span text:style-name="T99_13">more</text:span><text:span text:style-name="T99_14"><text:s/></text:span><text:span text:style-name="T99_15">hacking</text:span><text:span text:style-name="T99_16"><text:s/></text:span><text:span text:style-name="T99_17">to</text:span><text:span text:style-name="T99_18"><text:s/></text:span><text:span text:style-name="T99_19">pull</text:span><text:span text:style-name="T99_20"><text:s/></text:span><text:span text:style-name="T99_21">data</text:span><text:span text:style-name="T99_22"><text:s/></text:span><text:span text:style-name="T99_23">from</text:span><text:span text:style-name="T99_24">.</text:span></text:p>
      <text:h text:style-name="P100" text:outline-level="10"><text:bookmark-start text:name="h.h2qoczmqoifb"/><text:bookmark-end text:name="h.h2qoczmqoifb"/><text:span text:style-name="T100_1">Ohloh</text:span></text:h>
      <text:p text:style-name="P101"><text:span text:style-name="T101_1">Ohloh</text:span><text:span text:style-name="T101_2"><text:s/></text:span><text:span text:style-name="T101_3">provides</text:span><text:span text:style-name="T101_4"><text:s/></text:span><text:span text:style-name="T101_5">a</text:span><text:span text:style-name="T101_6"><text:s/></text:span><text:span text:style-name="T101_7">large</text:span><text:span text:style-name="T101_8"><text:s/></text:span><text:span text:style-name="T101_9">amount</text:span><text:span text:style-name="T101_10"><text:s/></text:span><text:span text:style-name="T101_11">of</text:span><text:span text:style-name="T101_12"><text:s/></text:span><text:span text:style-name="T101_13">detailed</text:span><text:span text:style-name="T101_14"><text:s/></text:span><text:span text:style-name="T101_15">data</text:span><text:span text:style-name="T101_16"><text:s/></text:span><text:span text:style-name="T101_17">in</text:span><text:span text:style-name="T101_18"><text:s/></text:span><text:span text:style-name="T101_19">XML</text:span><text:span text:style-name="T101_20"><text:s/></text:span><text:span text:style-name="T101_21">format</text:span><text:span text:style-name="T101_22">.<text:s/></text:span><text:span text:style-name="T101_23">I</text:span><text:span text:style-name="T101_24"><text:s/></text:span><text:span text:style-name="T101_25">have</text:span><text:span text:style-name="T101_26"><text:s/></text:span><text:span text:style-name="T101_27">been</text:span><text:span text:style-name="T101_28"><text:s/></text:span><text:span text:style-name="T101_29">able</text:span><text:span text:style-name="T101_30"><text:s/></text:span><text:span text:style-name="T101_31">to</text:span><text:span text:style-name="T101_32"><text:s/></text:span><text:span text:style-name="T101_33">access</text:span><text:span text:style-name="T101_34"><text:s/></text:span><text:span text:style-name="T101_35">this</text:span><text:span text:style-name="T101_36"><text:s/></text:span><text:span text:style-name="T101_37">data</text:span><text:span text:style-name="T101_38">,<text:s/></text:span><text:span text:style-name="T101_39">however</text:span><text:span text:style-name="T101_40"><text:s/></text:span><text:span text:style-name="T101_41">it</text:span><text:span text:style-name="T101_42"><text:s/></text:span><text:span text:style-name="T101_43">requires</text:span><text:span text:style-name="T101_44"><text:s/></text:span><text:span text:style-name="T101_45">a</text:span><text:span text:style-name="T101_46"><text:s/></text:span><text:span text:style-name="T101_47">bit</text:span><text:span text:style-name="T101_48"><text:s/></text:span><text:span text:style-name="T101_49">more</text:span><text:span text:style-name="T101_50"><text:s/></text:span><text:span text:style-name="T101_51">code</text:span><text:span text:style-name="T101_52"><text:s/></text:span><text:span text:style-name="T101_53">to</text:span><text:span text:style-name="T101_54"><text:s/></text:span><text:span text:style-name="T101_55">extract</text:span><text:span text:style-name="T101_56">.</text:span></text:p>
      <text:h text:style-name="P102" text:outline-level="10"><text:bookmark-start text:name="h.q3oj45kaw20k"/><text:bookmark-end text:name="h.q3oj45kaw20k"/><text:span text:style-name="T102_1">Unforgiving</text:span><text:span text:style-name="T102_2"><text:s/></text:span><text:span text:style-name="T102_3">APIs</text:span></text:h>
      <text:p text:style-name="P103"><text:span text:style-name="T103_1">These</text:span><text:span text:style-name="T103_2"><text:s/></text:span><text:span text:style-name="T103_3">APIs</text:span><text:span text:style-name="T103_4"><text:s/></text:span><text:span text:style-name="T103_5">will</text:span><text:span text:style-name="T103_6"><text:s/></text:span><text:span text:style-name="T103_7">require</text:span><text:span text:style-name="T103_8"><text:s/></text:span><text:span text:style-name="T103_9">some</text:span><text:span text:style-name="T103_10"><text:s/></text:span><text:span text:style-name="T103_11">work</text:span><text:span text:style-name="T103_12"><text:s/></text:span><text:span text:style-name="T103_13">to</text:span><text:span text:style-name="T103_14"><text:s/></text:span><text:span text:style-name="T103_15">get</text:span><text:span text:style-name="T103_16"><text:s/></text:span><text:span text:style-name="T103_17">workable</text:span><text:span text:style-name="T103_18"><text:s/></text:span><text:span text:style-name="T103_19">data</text:span><text:span text:style-name="T103_20"><text:s/></text:span><text:span text:style-name="T103_21">from</text:span><text:span text:style-name="T103_22">.</text:span></text:p>
      <text:h text:style-name="P104" text:outline-level="10"><text:bookmark-start text:name="h.dw5db6nlun50"/><text:bookmark-end text:name="h.dw5db6nlun50"/><text:span text:style-name="T104_1">Non</text:span><text:span text:style-name="T104_2">-</text:span><text:span text:style-name="T104_3">Code</text:span><text:span text:style-name="T104_4"><text:s/></text:span><text:span text:style-name="T104_5">Contributions</text:span></text:h>
      <text:p text:style-name="P105"><text:span text:style-name="T105_1">We</text:span><text:span text:style-name="T105_2"><text:s/></text:span><text:span text:style-name="T105_3">need</text:span><text:span text:style-name="T105_4"><text:s/></text:span><text:span text:style-name="T105_5">to</text:span><text:span text:style-name="T105_6"><text:s/></text:span><text:span text:style-name="T105_7">look</text:span><text:span text:style-name="T105_8"><text:s/></text:span><text:span text:style-name="T105_9">at</text:span><text:span text:style-name="T105_10"><text:s/></text:span><text:span text:style-name="T105_11">some</text:span><text:span text:style-name="T105_12"><text:s/></text:span><text:span text:style-name="T105_13">systems</text:span><text:span text:style-name="T105_14"><text:s/></text:span><text:span text:style-name="T105_15">for</text:span><text:span text:style-name="T105_16"><text:s/></text:span><text:span text:style-name="T105_17">measuring</text:span><text:span text:style-name="T105_18"><text:s/></text:span><text:span text:style-name="T105_19">non</text:span><text:span text:style-name="T105_20">-</text:span><text:span text:style-name="T105_21">code</text:span><text:span text:style-name="T105_22"><text:s/></text:span><text:span text:style-name="T105_23">contributions</text:span><text:span text:style-name="T105_24">,<text:s/></text:span><text:span text:style-name="T105_25">such</text:span><text:span text:style-name="T105_26"><text:s/></text:span><text:span text:style-name="T105_27">as</text:span><text:span text:style-name="T105_28"><text:s/></text:span><text:span text:style-name="T105_29">media</text:span><text:span text:style-name="T105_30"><text:s/></text:span><text:span text:style-name="T105_31">assets</text:span><text:span text:style-name="T105_3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